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text-properties style:font-name="Courier New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line-height="100%" style:text-autospace="none"/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line-height="100%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9" style:family="paragraph" style:parent-style-name="Standard">
      <style:paragraph-properties fo:line-height="100%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10" style:family="paragraph" style:parent-style-name="Standard">
      <style:paragraph-properties fo:line-height="100%" style:text-autospace="none"/>
      <style:text-properties style:font-name="Courier New1" fo:font-size="10pt" fo:language="en" fo:country="IN" style:font-name-asian="Courier New1" style:font-size-asian="10pt" style:font-name-complex="Courier New1" style:font-size-complex="10pt"/>
    </style:style>
    <style:style style:name="P11" style:family="paragraph" style:parent-style-name="Standard">
      <style:paragraph-properties fo:margin-top="0.176cm" fo:margin-bottom="0.176cm" style:text-autospace="none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 style:list-style-name="L2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 style:list-style-name="L4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 style:list-style-name="L6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 style:list-style-name="L7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 style:list-style-name="L8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 style:list-style-name="L1">
      <style:text-properties style:font-name="Courier New" fo:font-size="8pt" fo:font-weight="bold" style:font-size-asian="8pt" style:font-weight-asian="bold" style:font-size-complex="8pt" style:font-weight-complex="bold"/>
    </style:style>
    <style:style style:name="P22" style:family="paragraph" style:parent-style-name="Standard" style:list-style-name="L2">
      <style:text-properties style:font-name="Courier New" fo:font-size="8pt" fo:font-weight="bold" style:font-size-asian="8pt" style:font-weight-asian="bold" style:font-size-complex="8pt" style:font-weight-complex="bold"/>
    </style:style>
    <style:style style:name="P23" style:family="paragraph" style:parent-style-name="Standard" style:list-style-name="L6">
      <style:text-properties style:font-name="Courier New" fo:font-size="8pt" fo:font-weight="bold" style:font-size-asian="8pt" style:font-weight-asian="bold" style:font-size-complex="8pt" style:font-weight-complex="bold"/>
    </style:style>
    <style:style style:name="P24" style:family="paragraph" style:parent-style-name="Standard" style:list-style-name="L8">
      <style:text-properties style:font-name="Courier New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text-properties fo:font-weight="normal" style:font-weight-asian="normal" style:font-weight-complex="normal"/>
    </style:style>
    <style:style style:name="P26" style:family="paragraph" style:parent-style-name="Standard" style:list-style-name="L2">
      <style:text-properties fo:font-weight="normal" style:font-weight-asian="normal" style:font-weight-complex="normal"/>
    </style:style>
    <style:style style:name="P27" style:family="paragraph" style:parent-style-name="Standard" style:list-style-name="L3">
      <style:text-properties fo:font-weight="normal" style:font-weight-asian="normal" style:font-weight-complex="normal"/>
    </style:style>
    <style:style style:name="P28" style:family="paragraph" style:parent-style-name="Standard" style:list-style-name="L4">
      <style:text-properties fo:font-weight="normal" style:font-weight-asian="normal" style:font-weight-complex="normal"/>
    </style:style>
    <style:style style:name="P29" style:family="paragraph" style:parent-style-name="Standard" style:list-style-name="L5">
      <style:text-properties fo:font-weight="normal" style:font-weight-asian="normal" style:font-weight-complex="normal"/>
    </style:style>
    <style:style style:name="P30" style:family="paragraph" style:parent-style-name="Standard" style:list-style-name="L6">
      <style:text-properties fo:font-weight="normal" style:font-weight-asian="normal" style:font-weight-complex="normal"/>
    </style:style>
    <style:style style:name="P31" style:family="paragraph" style:parent-style-name="Standard" style:list-style-name="L7">
      <style:text-properties fo:font-weight="normal" style:font-weight-asian="normal" style:font-weight-complex="normal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 style:list-style-name="L2">
      <style:text-properties fo:font-weight="bold" style:font-weight-asian="bold" style:font-weight-complex="bold"/>
    </style:style>
    <style:style style:name="P34" style:family="paragraph" style:parent-style-name="Standard" style:list-style-name="L3">
      <style:text-properties fo:font-weight="bold" style:font-weight-asian="bold" style:font-weight-complex="bold"/>
    </style:style>
    <style:style style:name="P35" style:family="paragraph" style:parent-style-name="Standard" style:list-style-name="L4">
      <style:text-properties fo:font-weight="bold" style:font-weight-asian="bold" style:font-weight-complex="bold"/>
    </style:style>
    <style:style style:name="P36" style:family="paragraph" style:parent-style-name="Standard" style:list-style-name="L6">
      <style:text-properties fo:font-weight="bold" style:font-weight-asian="bold" style:font-weight-complex="bold"/>
    </style:style>
    <style:style style:name="P37" style:family="paragraph" style:parent-style-name="Standard" style:list-style-name="L7">
      <style:text-properties fo:font-weight="bold" style:font-weight-asian="bold" style:font-weight-complex="bold"/>
    </style:style>
    <style:style style:name="P38" style:family="paragraph" style:parent-style-name="Standard" style:list-style-name="L3"/>
    <style:style style:name="P39" style:family="paragraph" style:parent-style-name="Standard" style:list-style-name="L4"/>
    <style:style style:name="P40" style:family="paragraph" style:parent-style-name="Standard" style:list-style-name="L4"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P41" style:family="paragraph" style:parent-style-name="Standard" style:list-style-name="L7"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P42" style:family="paragraph" style:parent-style-name="Standard" style:list-style-name="L4">
      <style:text-properties style:font-name="Times New Roman1" fo:font-size="12pt" fo:language="en" fo:country="IN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43" style:family="paragraph" style:parent-style-name="Standard" style:list-style-name="L7">
      <style:text-properties style:font-name="Times New Roman1" fo:font-size="12pt" fo:language="en" fo:country="IN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 style:list-style-name="L4"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 style:list-style-name="L7"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 style:list-style-name="L4"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"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8" style:family="paragraph" style:parent-style-name="Standard" style:list-style-name="L4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49" style:family="paragraph" style:parent-style-name="Standard" style:list-style-name="L4">
      <style:text-properties style:font-name="Courier New1" fo:font-size="10pt" fo:language="en" fo:country="IN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50" style:family="paragraph" style:parent-style-name="Standard" style:list-style-name="L6"/>
    <style:style style:name="P51" style:family="paragraph" style:parent-style-name="Standard" style:list-style-name="L6">
      <style:text-properties fo:font-style="normal" fo:font-weight="normal" style:font-style-asian="normal" style:font-weight-asian="normal" style:font-style-complex="normal" style:font-weight-complex="normal"/>
    </style:style>
    <style:style style:name="P52" style:family="paragraph" style:parent-style-name="Standard" style:list-style-name="L6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8pt" style:font-size-asian="8pt" style:font-size-complex="8pt"/>
    </style:style>
    <style:style style:name="T4" style:family="text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st Libraries</text:p>
      <text:p text:style-name="Standard"/>
      <text:p text:style-name="P2">Regular Expressions</text:p>
      <text:p text:style-name="P3"/>
      <text:list xml:id="list4103836301175696229" text:style-name="L1">
        <text:list-header>
          <text:p text:style-name="P13"/>
        </text:list-header>
      </text:list>
      <text:p text:style-name="P4">Smart Pointers</text:p>
      <text:p text:style-name="P3"/>
      <text:list xml:id="list4376362276236319203" text:style-name="L2">
        <text:list-item>
          <text:p text:style-name="P26"/>
        </text:list-item>
        <text:list-item>
          <text:p text:style-name="P26">Std::auto_ptr is prefered to boost::scoped_ptr</text:p>
          <text:p text:style-name="P33">a. when transfer of ownership of the dynamically allocated object from one pointer to another is required.</text:p>
          <text:p text:style-name="P26">b. because auto_ptr can manage a dynamically allocated array of objects.</text:p>
          <text:p text:style-name="P26">c. both a and b</text:p>
          <text:p text:style-name="P26">d. std::auto_ptr can release the dynamically allocated object on exception, but boost::scoped_ptr cannot.</text:p>
          <text:p text:style-name="P26"/>
        </text:list-item>
        <text:list-item>
          <text:p text:style-name="P26"/>
        </text:list-item>
      </text:list>
      <text:p text:style-name="P1"/>
      <text:p text:style-name="P2">Make &amp; Makefiles</text:p>
      <text:p text:style-name="P1"/>
      <text:list xml:id="list39630523" text:continue-numbering="true" text:style-name="L2">
        <text:list-item>
          <text:p text:style-name="P26"/>
        </text:list-item>
      </text:list>
      <text:p text:style-name="P1"/>
      <text:list xml:id="list39623863" text:continue-numbering="true" text:style-name="L2">
        <text:list-header>
          <text:p text:style-name="P26"/>
        </text:list-header>
        <text:list-item>
          <text:p text:style-name="P26">What is phony target in the makefile?</text:p>
          <text:p text:style-name="P33">a) the target which is not a filename</text:p>
          <text:p text:style-name="P26">b) the target which is a filename</text:p>
          <text:p text:style-name="P26">c) the target which does not used for compilation</text:p>
          <text:p text:style-name="P26">d) none of the mentioned</text:p>
        </text:list-item>
      </text:list>
      <text:p text:style-name="P1"/>
      <text:list xml:id="list39635194" text:continue-numbering="true" text:style-name="L2">
        <text:list-item>
          <text:p text:style-name="P26">Which option of make command print the commands that would be executed, but do not execute them?</text:p>
          <text:p text:style-name="P26">a) -m</text:p>
          <text:p text:style-name="P33">b) -n</text:p>
          <text:p text:style-name="P26">c) -o</text:p>
          <text:p text:style-name="P26">c) -p</text:p>
        </text:list-item>
        <text:list-item>
          <text:p text:style-name="P26">S</text:p>
        </text:list-item>
        <text:list-item>
          <text:p text:style-name="P26">d</text:p>
        </text:list-item>
        <text:list-item>
          <text:p text:style-name="P26"/>
          <text:p text:style-name="P26"/>
        </text:list-item>
        <text:list-item>
          <text:p text:style-name="P33"/>
          <text:p text:style-name="P26"/>
        </text:list-item>
        <text:list-item>
          <text:p text:style-name="P26">What does the automatic variable '$@' stand for</text:p>
          <text:p text:style-name="P33">a. The filename representing the target</text:p>
          <text:p text:style-name="P26">b. The filename of the first prerequisite</text:p>
          <text:p text:style-name="P26">c. The filenames of all the prerequisites, separated by spaces.</text:p>
          <text:p text:style-name="P26">d. None of the above</text:p>
          <text:p text:style-name="P26"/>
        </text:list-item>
        <text:list-item>
          <text:p text:style-name="P26"/>
        </text:list-item>
      </text:list>
      <text:p text:style-name="P1"/>
      <text:list xml:id="list39642362" text:continue-numbering="true" text:style-name="L2">
        <text:list-header>
          <text:p text:style-name="P26"/>
          <text:p text:style-name="P33">Debugging</text:p>
          <text:p text:style-name="P26"/>
        </text:list-header>
        <text:list-item>
          <text:p text:style-name="P26"><text:soft-page-break/></text:p>
          <text:p text:style-name="P26"/>
        </text:list-item>
        <text:list-item>
          <text:p text:style-name="P26"/>
        </text:list-item>
      </text:list>
      <text:p text:style-name="P1"/>
      <text:list xml:id="list1785267045673629530" text:style-name="L3">
        <text:list-item text:start-value="1">
          <text:p text:style-name="P34"/>
          <text:p text:style-name="P27"/>
        </text:list-item>
      </text:list>
      <text:p text:style-name="P2"/>
      <text:list xml:id="list39631954" text:continue-numbering="true" text:style-name="L3">
        <text:list-header>
          <text:p text:style-name="P27"/>
          <text:p text:style-name="P34">Design Patterns</text:p>
          <text:p text:style-name="P34"/>
        </text:list-header>
        <text:list-item>
          <text:p text:style-name="P38">Which<text:span text:style-name="T1"> of them is correct?</text:span></text:p>
        </text:list-item>
      </text:list>
      <text:list xml:id="list8461650129910792642" text:style-name="L4">
        <text:list-header>
          <text:p text:style-name="P28">a. The stronger the coupling of the components, the better is the design</text:p>
          <text:p text:style-name="P28">b. The clients should be interacting with the concrete classes rather than just interfaces, as that makes the clients understand the internals of the component classes better.</text:p>
          <text:p text:style-name="P35">c. The clients should be aware of only the interfaces, as that makes the clients free of the changes in the component classes implementation.</text:p>
          <text:p text:style-name="P28">d. The clients should be interacting with the concrete classes rather than just interfaces, otherwise the clients would be burdened understanding the inheritance hierarchy of the implementation classes of the components.</text:p>
          <text:p text:style-name="P28"/>
        </text:list-header>
        <text:list-item text:start-value="1">
          <text:p text:style-name="P28"/>
        </text:list-item>
        <text:list-item>
          <text:p text:style-name="P28"/>
          <text:p text:style-name="P28"/>
          <text:p text:style-name="P35"/>
          <text:p text:style-name="P28"/>
        </text:list-item>
        <text:list-item>
          <text:p text:style-name="P28">What design pattern is described here?</text:p>
          <text:p text:style-name="P28"/>
          <text:p text:style-name="P28">1. A complex object is made of several different components. Unless all the components are assembled, the complex object is not said to be done.</text:p>
          <text:p text:style-name="P28">2. Each component has several variants. However the construction of the several variants is similar.</text:p>
          <text:p text:style-name="P28">3. The client can specify the variants of the components for building the complex object, but should be ignorant of the construction classes.</text:p>
          <text:p text:style-name="P28">4. Hence the architect has devised the following design pattern : </text:p>
          <text:p text:style-name="P39"><text:span text:style-name="T1">Complex object has to be built step by step. </text:span>An abstract base class declares the standard construction process, and concrete derived classes define the appropriate implementation for each step of the process.</text:p>
          <text:p text:style-name="P28"/>
          <text:p text:style-name="P28">a. Prototype</text:p>
          <text:p text:style-name="P28">b. Factory Method</text:p>
          <text:p text:style-name="P28">c. Abstract Factory</text:p>
          <text:p text:style-name="P35">d. Builder</text:p>
          <text:p text:style-name="P28"/>
        </text:list-item>
        <text:list-item>
          <text:p text:style-name="P28"/>
          <text:p text:style-name="P28"/>
          <text:p text:style-name="P28"/>
          <text:p text:style-name="P28"/>
          <text:p text:style-name="P35">Inter Process Communication</text:p>
        </text:list-item>
      </text:list>
      <text:p text:style-name="P1"/>
      <text:p text:style-name="P1"><text:tab/><text:span text:style-name="T2">Signals</text:span></text:p>
      <text:list xml:id="list39635763" text:continue-numbering="true" text:style-name="L4">
        <text:list-header>
          <text:p text:style-name="P28"/>
          <text:p text:style-name="P28"/>
          <text:p text:style-name="P28"><text:soft-page-break/></text:p>
        </text:list-header>
        <text:list-item>
          <text:p text:style-name="P40"><text:span text:style-name="T1">Which signal is generated when we press control-C?<text:line-break/></text:span><text:span text:style-name="T2">a) SIGINT</text:span><text:span text:style-name="T1"><text:line-break/>b) SIGTERM<text:line-break/>c) SIGKILL<text:line-break/>d) SIGSEGV<text:line-break/></text:span></text:p>
        </text:list-item>
        <text:list-item>
          <text:p text:style-name="P40"><text:span text:style-name="T1"><text:line-break/></text:span></text:p>
        </text:list-item>
        <text:list-item>
          <text:p text:style-name="P40"><text:span text:style-name="T1"><text:line-break/></text:span></text:p>
        </text:list-item>
        <text:list-item>
          <text:p text:style-name="P40"><text:span text:style-name="T1"><text:line-break/></text:span></text:p>
        </text:list-item>
      </text:list>
      <text:p text:style-name="P11"><text:span text:style-name="T7"><text:line-break/></text:span></text:p>
      <text:list xml:id="list39639828" text:continue-numbering="true" text:style-name="L4">
        <text:list-header>
          <text:p text:style-name="P28"/>
        </text:list-header>
        <text:list-item>
          <text:p text:style-name="P28">On pressing the 'Ctrl+c', the following program will</text:p>
          <text:p text:style-name="P28"/>
          <text:p text:style-name="P17">#include &lt;stdio.h&gt;</text:p>
          <text:p text:style-name="P17">#include &lt;signal.h&gt;</text:p>
          <text:p text:style-name="P17">#include &lt;unistd.h&gt;</text:p>
          <text:p text:style-name="P17"/>
          <text:p text:style-name="P17">void signal_handler (int sig_no)</text:p>
          <text:p text:style-name="P17">{</text:p>
          <text:p text:style-name="P17"><text:s text:c="8"/>printf("OK\n");</text:p>
          <text:p text:style-name="P17">}</text:p>
          <text:p text:style-name="P17"/>
          <text:p text:style-name="P17">int main()</text:p>
          <text:p text:style-name="P17">{</text:p>
          <text:p text:style-name="P17"><text:s text:c="4"/>signal(SIGINT, signal_handler);</text:p>
          <text:p text:style-name="P17"><text:s text:c="4"/>while(1)</text:p>
          <text:p text:style-name="P17"><text:s text:c="4"/>{</text:p>
          <text:p text:style-name="P17"><text:s text:c="8"/>printf("Press Ctrl+C to stop\n");</text:p>
          <text:p text:style-name="P17"><text:s text:c="8"/>sleep(1);</text:p>
          <text:p text:style-name="P17"><text:s text:c="4"/>}</text:p>
          <text:p text:style-name="P17"><text:s text:c="4"/>return 0;</text:p>
          <text:p text:style-name="P17">}</text:p>
          <text:p text:style-name="P28">a. terminate the program</text:p>
          <text:p text:style-name="P28">b. crash dump the program</text:p>
          <text:p text:style-name="P35">c. displays “OK” for every press and runs infinitely displaying “Press Ctrl+c to stop”</text:p>
          <text:p text:style-name="P28">d. displays “Press Ctrl+C to stop” --&gt; “OK” --&gt; and halts the program</text:p>
        </text:list-item>
      </text:list>
      <text:p text:style-name="P1"/>
      <text:list xml:id="list39634017" text:continue-numbering="true" text:style-name="L4">
        <text:list-item>
          <text:p text:style-name="P48"><text:span text:style-name="T2"/></text:p>
          <text:p text:style-name="P42"/>
        </text:list-item>
        <text:list-item>
          <text:p text:style-name="P42"/>
          <text:p text:style-name="P42"/>
        </text:list-item>
        <text:list-item>
          <text:p text:style-name="P42"/>
          <text:p text:style-name="P44">Pipes</text:p>
        </text:list-item>
        <text:list-item>
          <text:p text:style-name="P40"><text:span text:style-name="T1"><text:line-break/></text:span></text:p>
          <text:p text:style-name="P40"><text:line-break/></text:p>
        </text:list-item>
        <text:list-item>
          <text:p text:style-name="P40"><text:span text:style-name="T1">What does a mkfifo() create?<text:line-break/>a) a signal <text:line-break/>b) an unnamed pipe <text:line-break/></text:span><text:span text:style-name="T2">c) a named pipe </text:span><text:span text:style-name="T1"><text:line-break/>d) a msg queue<text:line-break/></text:span></text:p>
        </text:list-item>
        <text:list-item>
          <text:p text:style-name="P28"><text:soft-page-break/></text:p>
          <text:p text:style-name="P28"/>
          <text:p text:style-name="P35">Shared Memory</text:p>
        </text:list-item>
        <text:list-item>
          <text:p text:style-name="P42"><text:line-break/></text:p>
        </text:list-item>
        <text:list-item>
          <text:p text:style-name="P28">sfd</text:p>
        </text:list-item>
        <text:list-item>
          <text:p text:style-name="P28">aksd</text:p>
        </text:list-item>
        <text:list-item>
          <text:p text:style-name="P28">sd</text:p>
          <text:p text:style-name="P28"/>
        </text:list-item>
      </text:list>
      <text:p text:style-name="P2"><text:tab/>Semaphores</text:p>
      <text:list xml:id="list39653990" text:continue-numbering="true" text:style-name="L4">
        <text:list-item>
          <text:p text:style-name="P28">sdfd</text:p>
        </text:list-item>
        <text:list-item>
          <text:p text:style-name="P28">ter</text:p>
          <text:p text:style-name="P35">Message Queues</text:p>
        </text:list-item>
        <text:list-item>
          <text:p text:style-name="P28">sfds</text:p>
        </text:list-item>
        <text:list-item>
          <text:p text:style-name="P28">3t234</text:p>
          <text:p text:style-name="P35">Memory mapped files</text:p>
        </text:list-item>
        <text:list-item>
          <text:p text:style-name="P28">sdf</text:p>
        </text:list-item>
        <text:list-item>
          <text:p text:style-name="P28">et</text:p>
        </text:list-item>
        <text:list-item>
          <text:p text:style-name="P28">e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2">Multi-threading</text:p>
      <text:p text:style-name="P2"/>
      <text:list xml:id="list39636112" text:continue-numbering="true" text:style-name="L4">
        <text:list-item>
          <text:p text:style-name="P28"/>
        </text:list-item>
      </text:list>
      <text:p text:style-name="P2">Processes and Daemons</text:p>
      <text:p text:style-name="P1"/>
      <text:list xml:id="list1090025731880338214" text:style-name="L6">
        <text:list-item>
          <text:p text:style-name="P30"/>
        </text:list-item>
        <text:list-item>
          <text:p text:style-name="P52"><text:span text:style-name="T6"/></text:p>
          <text:p text:style-name="P51"/>
        </text:list-item>
        <text:list-item>
          <text:p text:style-name="P51">When the parent process terminates before the child process,</text:p>
          <text:p text:style-name="P51">a. the child process is also terminated.</text:p>
          <text:p text:style-name="P51">b. the child process runs anonymously (zombie) on the system and the system has to be shut to kill it.</text:p>
          <text:p text:style-name="P51">c. the system asks the user whether to run or abort the program</text:p>
          <text:p text:style-name="P52">d. the system makes the process 'init' the parent to the child process</text:p>
        </text:list-item>
      </text:list>
      <text:p text:style-name="P1"/>
      <text:list xml:id="list39627674" text:continue-numbering="true" text:style-name="L6">
        <text:list-item>
          <text:p text:style-name="P30"/>
        </text:list-item>
        <text:list-item>
          <text:p text:style-name="P30"/>
        </text:list-item>
        <text:list-item>
          <text:p text:style-name="P30"/>
        </text:list-item>
      </text:list>
      <text:p text:style-name="P2">STL</text:p>
      <text:p text:style-name="P1"/>
      <text:list xml:id="list502612217279679357" text:style-name="L7">
        <text:list-item>
          <text:p text:style-name="P31">Which of the following features should a container define</text:p>
          <text:p text:style-name="P37">a. Iterator</text:p>
          <text:p text:style-name="P31">b. index operator[]</text:p>
          <text:p text:style-name="P31">c. both a and b</text:p>
          <text:p text:style-name="P31">d. None of the above</text:p>
          <text:p text:style-name="P31"/>
          <text:p text:style-name="P31"/>
        </text:list-item>
        <text:list-item>
          <text:p text:style-name="P31"><text:soft-page-break/></text:p>
          <text:p text:style-name="P31"/>
          <text:p text:style-name="P31"/>
        </text:list-item>
        <text:list-item>
          <text:p text:style-name="P31">Which of the following below is/are a valid iterator type?</text:p>
          <text:p text:style-name="P31"/>
          <text:p text:style-name="P31">a. Input Iterator </text:p>
          <text:p text:style-name="P31">b. Backward Iterator </text:p>
          <text:p text:style-name="P31">c. Forward Iterator </text:p>
          <text:p text:style-name="P37">d. Both a and c above </text:p>
          <text:p text:style-name="P31"/>
        </text:list-item>
        <text:list-item>
          <text:p text:style-name="P31"/>
          <text:p text:style-name="P31"/>
        </text:list-item>
        <text:list-item>
          <text:p text:style-name="P31"/>
          <text:p text:style-name="P31"/>
        </text:list-item>
        <text:list-item>
          <text:p text:style-name="P31"/>
        </text:list-item>
      </text:list>
      <text:p text:style-name="P1"/>
      <text:list xml:id="list39630683" text:continue-numbering="true" text:style-name="L7">
        <text:list-item>
          <text:p text:style-name="P31">Which of the following containers are based on arrays</text:p>
          <text:p text:style-name="P31">a. vector</text:p>
          <text:p text:style-name="P31">b. deque</text:p>
          <text:p text:style-name="P31">c. list</text:p>
          <text:p text:style-name="P37">d. Both a and b</text:p>
          <text:p text:style-name="P31"/>
          <text:p text:style-name="P31"/>
        </text:list-item>
        <text:list-item>
          <text:p text:style-name="P31"/>
          <text:p text:style-name="P31"/>
          <text:p text:style-name="P37">Template Programming</text:p>
        </text:list-item>
        <text:list-item>
          <text:p text:style-name="P19"/>
          <text:p text:style-name="P31"/>
        </text:list-item>
        <text:list-item>
          <text:p text:style-name="P31">What can be passed as non-type template parameters during compile time?</text:p>
          <text:p text:style-name="P31">a. global variables</text:p>
          <text:p text:style-name="P37">b. constant expression</text:p>
          <text:p text:style-name="P31">c. static variables</text:p>
          <text:p text:style-name="P31">d. None of the above</text:p>
        </text:list-item>
        <text:list-item>
          <text:p text:style-name="P41"><text:span text:style-name="T1">Which parameter is legal for non-type template?<text:line-break/></text:span><text:span text:style-name="T2">a) pointer to member</text:span><text:span text:style-name="T1"><text:line-break/></text:span><text:span text:style-name="T1">b) object<text:line-break/>c) class<text:line-break/>d) none of the mentioned<text:line-break/></text:span></text:p>
        </text:list-item>
        <text:list-item>
          <text:p text:style-name="P43"/>
          <text:p text:style-name="P43"/>
          <text:p text:style-name="P31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53:24.01</meta:creation-date>
    <dc:date>2014-10-10T19:48:17.56</dc:date>
    <meta:editing-duration>P18DT6H59M</meta:editing-duration>
    <meta:editing-cycles>370</meta:editing-cycles>
    <meta:generator>OpenOffice.org/3.4$Win32 OpenOffice.org_project/340m1$Build-9590</meta:generator>
    <meta:document-statistic meta:table-count="0" meta:image-count="0" meta:object-count="0" meta:page-count="5" meta:paragraph-count="121" meta:word-count="733" meta:character-count="4260"/>
  </office:meta>
</office:document-meta>
</file>